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18">
          <table:table-cell table:style-name="ce30" office:value-type="date" office:date-value="2017-12-04" calcext:value-type="date">
            <text:p>2017-12-04</text:p>
          </table:table-cell>
          <table:table-cell table:number-columns-repeated="7"/>
          <table:table-cell table:style-name="ce57" office:value-type="string" calcext:value-type="string">
            <text:p><text:span text:style-name="T4">- COS301 CLASS</text:span></text:p>
            <text:p><text:span text:style-name="T4">- Finish frame reflection</text:span></text:p>
            <text:p><text:span text:style-name="T4">- COS301 paper part 5 draft</text:span></text:p>
            <text:p><text:span text:style-name="T4">- Reflections for NMD442: 3 articles overdue, +new articles from weekend</text:span></text:p>
            <text:p><text:span text:style-name="T4">- NMD442: final project</text:span></text:p>
            <text:p><text:span text:style-name="T4">- Assess other things to do (?)</text:span></text:p>
            <text:p><text:span text:style-name="T4">- Test copy checksum</text:span></text:p>
            <text:p><text:span text:style-name="T4">- Find problem MACOS folder</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30"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8:24:53.6572903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18:25:29.103015899</dc:date>
    <meta:creation-date>2016-09-05T22:47:24Z</meta:creation-date>
    <meta:editing-cycles>1591</meta:editing-cycles>
    <meta:editing-duration>P32DT23H31M58S</meta:editing-duration>
    <meta:generator>LibreOffice/5.2.7.2$Linux_X86_64 LibreOffice_project/20m0$Build-2</meta:generator>
    <meta:document-statistic meta:table-count="4" meta:cell-count="4333" meta:object-count="0"/>
  </office:meta>
</office:document-meta>
</file>